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P2">Relatório ALG2 – Trabalho 2<text:tab/><text:tab/><text:tab/><text:tab/><text:tab/><text:tab/>19 de Julho de 2020</text:p>
      <text:p text:style-name="Standard">Lucas Martins 11275126</text:p>
      <text:p text:style-name="Standard">Sen Chai 10727830</text:p>
      <text:p text:style-name="Standard"/>
      <text:p text:style-name="Standard"><text:span text:style-name="T3">Utilização do programa</text:span>:</text:p>
      <text:p text:style-name="Standard">Dado o arquivo de entrada<text:s/><text:span text:style-name="T4">“input-top-grossing.txt”</text:span>.<text:s/></text:p>
      <text:p text:style-name="Standard">Digite<text:s/><text:span text:style-name="T5">make go</text:span><text:s/>para compilar e executar o código<text:s/>principal. O comando aciona o compilador<text:s/><text:span text:style-name="T6">gcc.</text:span></text:p>
      <text:p text:style-name="Standard">Após um novo menu abrirá, a opção 1 permite pesquisa de nome de ator seguindo o formato: “Bacon, Kevin”. A opção 2 mostra media e desvio padrão de todos os atores até Kevin Bacon.</text:p>
      <text:p text:style-name="Standard"/>
      <text:p text:style-name="P7">Estrutura de Dados</text:p>
      <text:p text:style-name="Standard">Após analisar o problema, optamos por utilizar um grafo bipartite com as arestas representadas em forma de lista de adjacências, pois no modelo trabalhado atores ligam-se exclusivamente com filmes e filmes com atores.</text:p>
      <text:p text:style-name="Standard">A maioria dos atores trabalhou em poucos filmes,<text:s/>comparado a número total de filmes existentes, deixando um número pequeno de adjacentes para os atores. O modelo tende a um grafo pouco denso, justificando a rejeição do modelo de matriz de adjacências.</text:p>
      <text:p text:style-name="Standard">As arestas são direcionadas.</text:p>
      <text:p text:style-name="Standard"/>
      <text:p text:style-name="P8">Complexidade de Busca</text:p>
      <text:p text:style-name="Standard">A busca a partir do nome do filme ou ator é linear, mas de acesso direto. Então se já conhecida o índice do vetor, a complexidade temporal do acesso é O(1).</text:p>
      <text:p text:style-name="Standard">Os índices dos vértices não mudam ao longo da inserção, pois não há opção de excluir<text:s/>elementos e nem conexões.</text:p>
      <text:p text:style-name="Standard"/>
      <text:p text:style-name="P9">Inserção de Vértice</text:p>
      <text:p text:style-name="Standard">Vértices ao serem inseridos, antes passam por busca para ver se existiam anteriormente, então a complexidade é linear.</text:p>
      <text:p text:style-name="Standard"/>
      <text:p text:style-name="P10">Inserção de Aresta</text:p>
      <text:p text:style-name="Standard">A lista de adjacências guarda o valor de índice do vértice o qual se liga, esta lista de adjacência é uma estrutura de vetor dinâmico, onde o escapo alocado muda conforme seu crescimento, sua complexidade é constante.</text:p>
      <text:p text:style-name="Standard"/>
      <text:p text:style-name="P11">Calculo do número de Kevin Bacon e caminho mais curto</text:p>
      <text:p text:style-name="Standard">Método <text:s/>usado é baseado no Algoritmo de busca em largura. Requer uma fila e uma lista de cores para respectivamente guardar os vértices seguintes que devem ser percorridos, e as cores para marcar os vértices já percorridos. O ponto inciais sempre é Kevin Bacon, nesta proposta é verificar os caminhos dos demais atores ate Kevin Bacon.</text:p>
      <text:p text:style-name="Standard">Esse processo resulta em um vetor de antecedentes, que é percorrido do índice do ator consultado até Kevin Bacon (ou mostra uma mensagem de erro caso esse ator não se ligue a origem) e reproduz o caminho até Kevin Bacon.</text:p>
      <text:p text:style-name="Standard"/>
      <text:p text:style-name="P12">O mundo<text:s/>de Kevin</text:p>
      <text:p text:style-name="Standard">Tambem baseado no algoritmo de busca em largura, essa função utiliza o vetor de antecedentes para calcular o número de KB e armazenar em um vetor de distância, que será utilizado para as operações do calculo da media e do desvio padrã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en chai</meta:initial-creator>
    <dc:creator>sen chai</dc:creator>
    <meta:creation-date>2020-07-19T11:54:00Z</meta:creation-date>
    <dc:date>2020-07-19T21:28:00Z</dc:date>
    <meta:print-date>2020-07-19T21:27:00Z</meta:print-date>
    <meta:template xlink:href="Normal" xlink:type="simple"/>
    <meta:editing-cycles>5</meta:editing-cycles>
    <meta:editing-duration>PT1020S</meta:editing-duration>
    <meta:document-statistic meta:page-count="1" meta:paragraph-count="4" meta:word-count="390" meta:character-count="2498" meta:row-count="17" meta:non-whitespace-character-count="2112"/>
  </office:meta>
</office:document-meta>
</file>